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8709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4_distanceAlgorithm_PROBABILITY_Algorithms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uznia1_KNN_4_distanceAlgorithm_PROBABILITY_Algorithms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3:59:48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